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P45" style:family="paragraph" style:parent-style-name="Text_20_body" style:list-style-name="L27"/>
    <style:style style:name="P46" style:family="paragraph" style:parent-style-name="Text_20_body" style:list-style-name="L28"/>
    <style:style style:name="P47" style:family="paragraph" style:parent-style-name="Text_20_body" style:list-style-name="L2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apítulo 4: Ferramentas e Primeiro Código HTML</text:h>
      <text:h text:style-name="Heading_20_4" text:outline-level="4">Aula 1: Instalando Ferramentas</text:h>
      <text:list text:style-name="L1">
        <text:list-item>
          <text:p text:style-name="P2"><text:span text:style-name="Strong_20_Emphasis">Ferramentas Instaladas:</text:span></text:p>
          <text:list>
            <text:list-item>
              <text:p text:style-name="P2"><text:span text:style-name="Strong_20_Emphasis">Google Chrome:</text:span> Navegador web.</text:p>
            </text:list-item>
            <text:list-item>
              <text:p text:style-name="P1"><text:span text:style-name="Strong_20_Emphasis">Visual Studio Code (VS Code):</text:span> Editor de código.</text:p>
            </text:list-item>
          </text:list>
        </text:list-item>
      </text:list>
      <text:h text:style-name="Heading_20_4" text:outline-level="4">Aula 2: Seu Primeiro Código HTML</text:h>
      <text:list text:style-name="L2">
        <text:list-item>
          <text:p text:style-name="P4"><text:span text:style-name="Strong_20_Emphasis">Criando Arquivos e Pastas:</text:span> No VS Code.</text:p>
        </text:list-item>
        <text:list-item>
          <text:p text:style-name="P4"><text:span text:style-name="Strong_20_Emphasis">Estrutura Básica do HTML:</text:span></text:p>
          <text:list>
            <text:list-item>
              <text:p text:style-name="P4"><text:span text:style-name="Source_20_Text">&lt;!DOCTYPE html&gt;</text:span>: Define o tipo do documento.</text:p>
            </text:list-item>
            <text:list-item>
              <text:p text:style-name="P4"><text:span text:style-name="Source_20_Text">&lt;html lang="pt-br"&gt;</text:span>: Define a linguagem do documento como português.</text:p>
            </text:list-item>
            <text:list-item>
              <text:p text:style-name="P4"><text:span text:style-name="Source_20_Text">&lt;html&gt;</text:span>: Marca o início do documento HTML.</text:p>
            </text:list-item>
            <text:list-item>
              <text:p text:style-name="P4"><text:span text:style-name="Source_20_Text">&lt;head&gt;</text:span>: Contém metadados e configurações do site.</text:p>
              <text:list>
                <text:list-item>
                  <text:p text:style-name="P4"><text:span text:style-name="Source_20_Text">&lt;meta charset="UTF-8"&gt;</text:span>: Define o conjunto de caracteres como UTF-8.</text:p>
                </text:list-item>
                <text:list-item>
                  <text:p text:style-name="P4"><text:span text:style-name="Source_20_Text">&lt;meta name="viewport" content="width=device-width, initial-scale=1.0"&gt;</text:span>: Ajusta a escala do site para dispositivos móveis.</text:p>
                </text:list-item>
                <text:list-item>
                  <text:p text:style-name="P4"><text:span text:style-name="Source_20_Text">&lt;title&gt;</text:span>: Define o título da página.</text:p>
                </text:list-item>
              </text:list>
            </text:list-item>
            <text:list-item>
              <text:p text:style-name="P4"><text:span text:style-name="Source_20_Text">&lt;body&gt;</text:span>: Contém o conteúdo visível do site.</text:p>
              <text:list>
                <text:list-item>
                  <text:p text:style-name="P4"><text:span text:style-name="Source_20_Text">&lt;h1&gt;</text:span>: Título de nível 1.</text:p>
                </text:list-item>
                <text:list-item>
                  <text:p text:style-name="P4"><text:span text:style-name="Source_20_Text">&lt;p&gt;</text:span>: Parágrafo.</text:p>
                </text:list-item>
                <text:list-item>
                  <text:p text:style-name="P4"><text:span text:style-name="Source_20_Text">&lt;hr&gt;</text:span>: Linha horizontal.</text:p>
                </text:list-item>
              </text:list>
            </text:list-item>
          </text:list>
        </text:list-item>
        <text:list-item>
          <text:p text:style-name="P3"><text:span text:style-name="Strong_20_Emphasis">Nota:</text:span> HTML significa Hypertext Markup Language (Linguagem de Marcação de Hipertexto).</text:p>
        </text:list-item>
      </text:list>
      <text:h text:style-name="Heading_20_3" text:outline-level="3">Capítulo 5: Parágrafos, Quebras e Símbolos</text:h>
      <text:h text:style-name="Heading_20_4" text:outline-level="4">Aula 1: Parágrafos e Quebras</text:h>
      <text:list text:style-name="L3">
        <text:list-item>
          <text:p text:style-name="P6"><text:span text:style-name="Strong_20_Emphasis">Quebra de Linha:</text:span> <text:span text:style-name="Source_20_Text">&lt;br&gt;</text:span>: Quebra a linha de texto atual.</text:p>
        </text:list-item>
        <text:list-item>
          <text:p text:style-name="P6"><text:span text:style-name="Strong_20_Emphasis">Entidades HTML:</text:span></text:p>
          <text:list>
            <text:list-item>
              <text:p text:style-name="P6"><text:span text:style-name="Source_20_Text">&lt;</text:span> é representado por <text:span text:style-name="Source_20_Text">&amp;lt;</text:span>.</text:p>
            </text:list-item>
            <text:list-item>
              <text:p text:style-name="P5"><text:span text:style-name="Source_20_Text">&gt;</text:span> é representado por <text:span text:style-name="Source_20_Text">&amp;gt;</text:span>.</text:p>
            </text:list-item>
          </text:list>
        </text:list-item>
      </text:list>
      <text:h text:style-name="Heading_20_4" text:outline-level="4">Aula 2: Símbolos e Emojis no seu Site</text:h>
      <text:list text:style-name="L4">
        <text:list-item>
          <text:p text:style-name="P8"><text:span text:style-name="Strong_20_Emphasis">Comentários:</text:span> <text:span text:style-name="Source_20_Text">&lt;!--Comentário--&gt;</text:span>.</text:p>
        </text:list-item>
        <text:list-item>
          <text:p text:style-name="P8"><text:span text:style-name="Strong_20_Emphasis">Entidades HTML para Símbolos:</text:span></text:p>
          <text:list>
            <text:list-item>
              <text:p text:style-name="P8">Marca registrada: <text:span text:style-name="Source_20_Text">&amp;reg;</text:span></text:p>
            </text:list-item>
            <text:list-item>
              <text:p text:style-name="P8">Copyright: <text:span text:style-name="Source_20_Text">&amp;copy;</text:span></text:p>
            </text:list-item>
            <text:list-item>
              <text:p text:style-name="P8">Marca comercial: <text:span text:style-name="Source_20_Text">&amp;trade;</text:span></text:p>
            </text:list-item>
            <text:list-item>
              <text:p text:style-name="P8">Símbolo do euro: <text:span text:style-name="Source_20_Text">&amp;euro;</text:span></text:p>
            </text:list-item>
            <text:list-item>
              <text:p text:style-name="P8">Símbolo da libra: <text:span text:style-name="Source_20_Text">&amp;pound;</text:span></text:p>
            </text:list-item>
            <text:list-item>
              <text:p text:style-name="P8">Símbolo do yen: <text:span text:style-name="Source_20_Text">&amp;yen;</text:span></text:p>
            </text:list-item>
            <text:list-item>
              <text:p text:style-name="P8">Símbolo do centavo: <text:span text:style-name="Source_20_Text">&amp;cent;</text:span></text:p>
            </text:list-item>
            <text:list-item>
              <text:p text:style-name="P8"><text:soft-page-break/>Delta minúsculo: <text:span text:style-name="Source_20_Text">&amp;delta;</text:span></text:p>
            </text:list-item>
            <text:list-item>
              <text:p text:style-name="P8">Delta maiúsculo: <text:span text:style-name="Source_20_Text">&amp;Delta;</text:span></text:p>
            </text:list-item>
            <text:list-item>
              <text:p text:style-name="P8">Seta para cima: <text:span text:style-name="Source_20_Text">&amp;uarr;</text:span></text:p>
            </text:list-item>
          </text:list>
        </text:list-item>
        <text:list-item>
          <text:p text:style-name="P7"><text:span text:style-name="Strong_20_Emphasis">Emojis:</text:span> Buscar no Emojipedia, copiar o código e colar usando <text:span text:style-name="Source_20_Text">&amp;#x</text:span>.</text:p>
        </text:list-item>
      </text:list>
      <text:h text:style-name="Heading_20_3" text:outline-level="3">Capítulo 6: Imagens</text:h>
      <text:h text:style-name="Heading_20_4" text:outline-level="4">Aula 1: Você tem o direito de usar qualquer imagem no seu site?</text:h>
      <text:list text:style-name="L5">
        <text:list-item>
          <text:p text:style-name="P10"><text:span text:style-name="Strong_20_Emphasis">Fontes de Imagens:</text:span> Unsplash, Pexels.</text:p>
        </text:list-item>
        <text:list-item>
          <text:p text:style-name="P9"><text:span text:style-name="Strong_20_Emphasis">Editor de Imagens:</text:span> GIMP para editar imagens.</text:p>
        </text:list-item>
      </text:list>
      <text:h text:style-name="Heading_20_4" text:outline-level="4">Aula 2: Quais são os formatos para imagens na Web?</text:h>
      <text:list text:style-name="L6">
        <text:list-item>
          <text:p text:style-name="P12"><text:span text:style-name="Strong_20_Emphasis">Formatos Comuns:</text:span> JPEG, PNG.</text:p>
        </text:list-item>
        <text:list-item>
          <text:p text:style-name="P11"><text:span text:style-name="Strong_20_Emphasis">Outros Formatos:</text:span> GIF, TIF (raramente usados), SVG.</text:p>
        </text:list-item>
      </text:list>
      <text:h text:style-name="Heading_20_4" text:outline-level="4">Aula 3: O tamanho das imagens importa para um site?</text:h>
      <text:list text:style-name="L7">
        <text:list-item>
          <text:p text:style-name="P14"><text:span text:style-name="Strong_20_Emphasis">Redimensionamento de Imagens:</text:span> Utilizar GIMP.</text:p>
        </text:list-item>
        <text:list-item>
          <text:p text:style-name="P13"><text:span text:style-name="Strong_20_Emphasis">Dica:</text:span> Imagens menores carregam mais rápido, melhorando o desempenho do site.</text:p>
        </text:list-item>
      </text:list>
      <text:h text:style-name="Heading_20_4" text:outline-level="4">Aula 4: A tag img em HTML5</text:h>
      <text:list text:style-name="L8">
        <text:list-item>
          <text:p text:style-name="P16"><text:span text:style-name="Strong_20_Emphasis">Tag de Imagem:</text:span> <text:span text:style-name="Source_20_Text">&lt;img src='' alt=''&gt;</text:span>.</text:p>
        </text:list-item>
        <text:list-item>
          <text:p text:style-name="P15"><text:span text:style-name="Strong_20_Emphasis">Dica:</text:span> Ctrl + espaço dentro de <text:span text:style-name="Source_20_Text">src</text:span> para listar arquivos. URLs externas podem quebrar se a fonte for removida.</text:p>
        </text:list-item>
      </text:list>
      <text:h text:style-name="Heading_20_4" text:outline-level="4">Aula 5: Como mudar o favicon de um site</text:h>
      <text:list text:style-name="L9">
        <text:list-item>
          <text:p text:style-name="P18"><text:span text:style-name="Strong_20_Emphasis">Fontes de Ícones:</text:span> IconArchive, favicon.cc, favicon.io.</text:p>
        </text:list-item>
        <text:list-item>
          <text:p text:style-name="P17"><text:span text:style-name="Strong_20_Emphasis">Tag de Favicon:</text:span> <text:span text:style-name="Source_20_Text">&lt;link rel="shortcut icon" href="caminho_do_icone" type="image/x-icon"&gt;</text:span>.</text:p>
        </text:list-item>
      </text:list>
      <text:h text:style-name="Heading_20_3" text:outline-level="3">Capítulo 7: Hierarquia de Títulos</text:h>
      <text:h text:style-name="Heading_20_4" text:outline-level="4">Aula 1: Hierarquia de Títulos</text:h>
      <text:list text:style-name="L10">
        <text:list-item>
          <text:p text:style-name="P20"><text:span text:style-name="Strong_20_Emphasis">Títulos:</text:span></text:p>
          <text:list>
            <text:list-item>
              <text:p text:style-name="P20"><text:span text:style-name="Source_20_Text">&lt;h1&gt;</text:span>: Título principal (nível 1).</text:p>
            </text:list-item>
            <text:list-item>
              <text:p text:style-name="P20"><text:span text:style-name="Source_20_Text">&lt;h2&gt;</text:span>: Título de nível 2.</text:p>
            </text:list-item>
            <text:list-item>
              <text:p text:style-name="P20"><text:span text:style-name="Source_20_Text">&lt;h3&gt;</text:span>: Título de nível 3.</text:p>
            </text:list-item>
            <text:list-item>
              <text:p text:style-name="P20"><text:span text:style-name="Source_20_Text">&lt;h4&gt;</text:span>: Título de nível 4.</text:p>
            </text:list-item>
            <text:list-item>
              <text:p text:style-name="P20"><text:span text:style-name="Source_20_Text">&lt;h5&gt;</text:span>: Título de nível 5.</text:p>
            </text:list-item>
            <text:list-item>
              <text:p text:style-name="P20"><text:span text:style-name="Source_20_Text">&lt;h6&gt;</text:span>: Título de nível 6.</text:p>
            </text:list-item>
          </text:list>
        </text:list-item>
        <text:list-item>
          <text:p text:style-name="P19"><text:span text:style-name="Strong_20_Emphasis">Lorem Ipsum:</text:span> Usar <text:span text:style-name="Source_20_Text">&lt;p&gt;lorem</text:span> para gerar texto aleatório em latim.</text:p>
        </text:list-item>
      </text:list>
      <text:h text:style-name="Heading_20_3" text:outline-level="3">Capítulo 8: Semântica e Formatação</text:h>
      <text:h text:style-name="Heading_20_4" text:outline-level="4">Aula 1: Semântica na HTML5 é importante</text:h>
      <text:list text:style-name="L11">
        <text:list-item>
          <text:p text:style-name="P22"><text:span text:style-name="Strong_20_Emphasis">Semântica:</text:span></text:p>
          <text:list>
            <text:list-item>
              <text:p text:style-name="P22"><text:soft-page-break/>HTML: Focado no significado e estrutura do conteúdo.</text:p>
            </text:list-item>
            <text:list-item>
              <text:p text:style-name="P22">CSS: Focado no estilo e aparência.</text:p>
            </text:list-item>
          </text:list>
        </text:list-item>
        <text:list-item>
          <text:p text:style-name="P22"><text:span text:style-name="Strong_20_Emphasis">Tags Específicas:</text:span></text:p>
          <text:list>
            <text:list-item>
              <text:p text:style-name="P22"><text:span text:style-name="Source_20_Text">&lt;u&gt;</text:span>: Sublinha texto (não recomendado, pode ser descontinuado).</text:p>
            </text:list-item>
            <text:list-item>
              <text:p text:style-name="P21"><text:span text:style-name="Source_20_Text">&lt;address&gt;</text:span>: Informação de contato.</text:p>
            </text:list-item>
          </text:list>
        </text:list-item>
      </text:list>
      <text:h text:style-name="Heading_20_4" text:outline-level="4">Aula 2: Negrito e Itálico do jeito certo</text:h>
      <text:list text:style-name="L12">
        <text:list-item>
          <text:p text:style-name="P24"><text:span text:style-name="Strong_20_Emphasis">Negrito:</text:span></text:p>
          <text:list>
            <text:list-item>
              <text:p text:style-name="P24"><text:span text:style-name="Source_20_Text">&lt;b&gt;</text:span>: Negrito (não semântico).</text:p>
            </text:list-item>
            <text:list-item>
              <text:p text:style-name="P24"><text:span text:style-name="Source_20_Text">&lt;strong&gt;</text:span>: Negrito (semântico).</text:p>
            </text:list-item>
          </text:list>
        </text:list-item>
        <text:list-item>
          <text:p text:style-name="P24"><text:span text:style-name="Strong_20_Emphasis">Itálico:</text:span></text:p>
          <text:list>
            <text:list-item>
              <text:p text:style-name="P24"><text:span text:style-name="Source_20_Text">&lt;i&gt;</text:span>: Itálico (não semântico).</text:p>
            </text:list-item>
            <text:list-item>
              <text:p text:style-name="P24"><text:span text:style-name="Source_20_Text">&lt;em&gt;</text:span>: Itálico (semântico).</text:p>
            </text:list-item>
          </text:list>
        </text:list-item>
        <text:list-item>
          <text:p text:style-name="P24"><text:span text:style-name="Strong_20_Emphasis">Emmet:</text:span></text:p>
          <text:list>
            <text:list-item>
              <text:p text:style-name="P23">Usar Ctrl + Shift + P e selecionar "Emmet: Wrap with Abbreviation" para envelopar texto com uma tag.</text:p>
            </text:list-item>
          </text:list>
        </text:list-item>
      </text:list>
      <text:h text:style-name="Heading_20_4" text:outline-level="4">Aula 3: Formatações adicionais em HTML</text:h>
      <text:list text:style-name="L13">
        <text:list-item>
          <text:p text:style-name="P26"><text:span text:style-name="Strong_20_Emphasis">Tags de Formatação:</text:span></text:p>
          <text:list>
            <text:list-item>
              <text:p text:style-name="P26"><text:span text:style-name="Source_20_Text">&lt;mark&gt;</text:span>: Destaca texto.</text:p>
            </text:list-item>
            <text:list-item>
              <text:p text:style-name="P26"><text:span text:style-name="Source_20_Text">&lt;style&gt;</text:span>: Adiciona CSS na mesma linha da tag.</text:p>
            </text:list-item>
            <text:list-item>
              <text:p text:style-name="P26"><text:span text:style-name="Source_20_Text">&lt;big&gt;</text:span>: Aumenta o texto (obsoleta).</text:p>
            </text:list-item>
            <text:list-item>
              <text:p text:style-name="P26"><text:span text:style-name="Source_20_Text">&lt;small&gt;</text:span>: Diminui o texto.</text:p>
            </text:list-item>
            <text:list-item>
              <text:p text:style-name="P26"><text:span text:style-name="Source_20_Text">&lt;del&gt;</text:span>: Texto riscado.</text:p>
            </text:list-item>
            <text:list-item>
              <text:p text:style-name="P26"><text:span text:style-name="Source_20_Text">&lt;ins&gt;</text:span>: Texto sublinhado (semântico).</text:p>
            </text:list-item>
            <text:list-item>
              <text:p text:style-name="P26"><text:span text:style-name="Source_20_Text">&lt;sup&gt;</text:span>: Texto sobrescrito.</text:p>
            </text:list-item>
            <text:list-item>
              <text:p text:style-name="P25"><text:span text:style-name="Source_20_Text">&lt;sub&gt;</text:span>: Texto subscrito.</text:p>
            </text:list-item>
          </text:list>
        </text:list-item>
      </text:list>
      <text:h text:style-name="Heading_20_4" text:outline-level="4">Aula 4: Citações e Códigos</text:h>
      <text:list text:style-name="L14">
        <text:list-item>
          <text:p text:style-name="P28"><text:span text:style-name="Strong_20_Emphasis">Tags de Citação e Código:</text:span></text:p>
          <text:list>
            <text:list-item>
              <text:p text:style-name="P28"><text:span text:style-name="Source_20_Text">&lt;code&gt;</text:span>: Formata texto como código.</text:p>
            </text:list-item>
            <text:list-item>
              <text:p text:style-name="P28"><text:span text:style-name="Source_20_Text">&lt;pre&gt;</text:span>: Mantém formatação de texto.</text:p>
            </text:list-item>
            <text:list-item>
              <text:p text:style-name="P28"><text:span text:style-name="Source_20_Text">&lt;q&gt;</text:span>: Citação curta.</text:p>
            </text:list-item>
            <text:list-item>
              <text:p text:style-name="P28"><text:span text:style-name="Source_20_Text">&lt;blockquote&gt;</text:span>: Citação longa com <text:span text:style-name="Source_20_Text">cite="URL"</text:span>.</text:p>
            </text:list-item>
            <text:list-item>
              <text:p text:style-name="P28"><text:span text:style-name="Source_20_Text">&lt;abbr&gt;</text:span>: Abreviação com <text:span text:style-name="Source_20_Text">title="descrição"</text:span>.</text:p>
            </text:list-item>
            <text:list-item>
              <text:p text:style-name="P27"><text:span text:style-name="Source_20_Text">&lt;bdo&gt;</text:span>: Inverte texto com <text:span text:style-name="Source_20_Text">dir="rtl"</text:span> ou <text:span text:style-name="Source_20_Text">dir="ltr"</text:span>.</text:p>
            </text:list-item>
          </text:list>
        </text:list-item>
      </text:list>
      <text:h text:style-name="Heading_20_3" text:outline-level="3">Capítulo 9: Listas</text:h>
      <text:h text:style-name="Heading_20_4" text:outline-level="4">Aula 1: Listas OL e UL</text:h>
      <text:list text:style-name="L15">
        <text:list-item>
          <text:p text:style-name="P30"><text:span text:style-name="Strong_20_Emphasis">Listas Ordenadas:</text:span> <text:span text:style-name="Source_20_Text">&lt;ol&gt;</text:span>, <text:span text:style-name="Source_20_Text">&lt;li&gt;</text:span>.</text:p>
          <text:list>
            <text:list-item>
              <text:p text:style-name="P30">Usar <text:span text:style-name="Source_20_Text">type=""</text:span> para personalizar e <text:span text:style-name="Source_20_Text">start=""</text:span> para definir o início.</text:p>
            </text:list-item>
          </text:list>
        </text:list-item>
        <text:list-item>
          <text:p text:style-name="P30"><text:span text:style-name="Strong_20_Emphasis">Listas Não Ordenadas:</text:span> <text:span text:style-name="Source_20_Text">&lt;ul&gt;</text:span>, <text:span text:style-name="Source_20_Text">&lt;li&gt;</text:span>.</text:p>
          <text:list>
            <text:list-item>
              <text:p text:style-name="P29">Usar <text:span text:style-name="Source_20_Text">type=""</text:span> para personalizar marcadores (<text:span text:style-name="Source_20_Text">disc</text:span>, <text:span text:style-name="Source_20_Text">circle</text:span>, <text:span text:style-name="Source_20_Text">square</text:span>).</text:p>
            </text:list-item>
          </text:list>
        </text:list-item>
      </text:list>
      <text:h text:style-name="Heading_20_4" text:outline-level="4"><text:soft-page-break/>Aula 2: Listas Mistas e de Definição</text:h>
      <text:list text:style-name="L16">
        <text:list-item>
          <text:p text:style-name="P32"><text:span text:style-name="Strong_20_Emphasis">Listas Mistas:</text:span> Misturar <text:span text:style-name="Source_20_Text">&lt;ol&gt;</text:span> e <text:span text:style-name="Source_20_Text">&lt;ul&gt;</text:span>.</text:p>
        </text:list-item>
        <text:list-item>
          <text:p text:style-name="P31"><text:span text:style-name="Strong_20_Emphasis">Listas de Definição:</text:span> <text:span text:style-name="Source_20_Text">&lt;dl&gt;</text:span>, <text:span text:style-name="Source_20_Text">&lt;dt&gt;</text:span>, <text:span text:style-name="Source_20_Text">&lt;dd&gt;</text:span>.</text:p>
        </text:list-item>
      </text:list>
      <text:h text:style-name="Heading_20_3" text:outline-level="3">Capítulo 10: Links</text:h>
      <text:h text:style-name="Heading_20_4" text:outline-level="4">Aula 1: Links e Âncoras em HTML5</text:h>
      <text:list text:style-name="L17">
        <text:list-item>
          <text:p text:style-name="P33"><text:span text:style-name="Strong_20_Emphasis">Links Externos:</text:span> <text:span text:style-name="Source_20_Text">&lt;a href="URL" target="_blank" rel="external"&gt;</text:span>.</text:p>
        </text:list-item>
      </text:list>
      <text:h text:style-name="Heading_20_4" text:outline-level="4">Aula 2: Links Internos</text:h>
      <text:list text:style-name="L18">
        <text:list-item>
          <text:p text:style-name="P35"><text:span text:style-name="Strong_20_Emphasis">Links Internos:</text:span> <text:span text:style-name="Source_20_Text">&lt;a href="arquivo"&gt;</text:span>.</text:p>
          <text:list>
            <text:list-item>
              <text:p text:style-name="P35"><text:span text:style-name="Source_20_Text">rel="next"</text:span> e <text:span text:style-name="Source_20_Text">rel="prev"</text:span> para navegação entre páginas.</text:p>
            </text:list-item>
            <text:list-item>
              <text:p text:style-name="P35"><text:span text:style-name="Source_20_Text">target="_self"</text:span> para abrir na mesma aba.</text:p>
            </text:list-item>
            <text:list-item>
              <text:p text:style-name="P34"><text:span text:style-name="Source_20_Text">./</text:span> para a mesma pasta, <text:span text:style-name="Source_20_Text">../</text:span> para a pasta anterior.</text:p>
            </text:list-item>
          </text:list>
        </text:list-item>
      </text:list>
      <text:h text:style-name="Heading_20_4" text:outline-level="4">Aula 3: Links para Download</text:h>
      <text:list text:style-name="L19">
        <text:list-item>
          <text:p text:style-name="P36"><text:span text:style-name="Strong_20_Emphasis">Links para Download:</text:span> <text:span text:style-name="Source_20_Text">&lt;a href="arquivo" download="nome_do_arquivo" type="tipo_do_arquivo"&gt;</text:span>.</text:p>
        </text:list-item>
      </text:list>
      <text:h text:style-name="Heading_20_4" text:outline-level="4">Aula 4: Desafios Propostos</text:h>
      <text:list text:style-name="L20">
        <text:list-item>
          <text:p text:style-name="P37"><text:span text:style-name="Strong_20_Emphasis">Desafio:</text:span> Completo.</text:p>
        </text:list-item>
      </text:list>
      <text:h text:style-name="Heading_20_3" text:outline-level="3">Capítulo 11: Mídia</text:h>
      <text:h text:style-name="Heading_20_4" text:outline-level="4">Aula 1: Imagens Dinâmicas</text:h>
      <text:list text:style-name="L21">
        <text:list-item>
          <text:p text:style-name="P38"><text:span text:style-name="Strong_20_Emphasis">Imagens em Diferentes Tamanhos:</text:span> Criar versões P, M e G no GIMP.</text:p>
        </text:list-item>
      </text:list>
      <text:h text:style-name="Heading_20_4" text:outline-level="4">Aula 2: Imagens que se adaptam sozinhas</text:h>
      <text:list text:style-name="L22">
        <text:list-item>
          <text:p text:style-name="P39"><text:span text:style-name="Strong_20_Emphasis">Imagens Responsivas:</text:span> Usar <text:span text:style-name="Source_20_Text">&lt;picture&gt;</text:span> e <text:span text:style-name="Source_20_Text">&lt;source&gt;</text:span> com <text:span text:style-name="Source_20_Text">media type</text:span>.</text:p>
        </text:list-item>
      </text:list>
      <text:h text:style-name="Heading_20_4" text:outline-level="4">Aula 3: Colocando Áudio no seu Site</text:h>
      <text:list text:style-name="L23">
        <text:list-item>
          <text:p text:style-name="P41"><text:span text:style-name="Strong_20_Emphasis">Tag de Áudio:</text:span> <text:span text:style-name="Source_20_Text">&lt;audio&gt;</text:span> com <text:span text:style-name="Source_20_Text">&lt;source src type&gt;</text:span>.</text:p>
          <text:list>
            <text:list-item>
              <text:p text:style-name="P40">Usar <text:span text:style-name="Source_20_Text">controls</text:span>, <text:span text:style-name="Source_20_Text">autoplay</text:span>, <text:span text:style-name="Source_20_Text">preload="metadata"</text:span>.</text:p>
            </text:list-item>
          </text:list>
        </text:list-item>
      </text:list>
      <text:h text:style-name="Heading_20_4" text:outline-level="4">Aula 4: Formatos de Vídeo para seu Site</text:h>
      <text:list text:style-name="L24">
        <text:list-item>
          <text:p text:style-name="P42"><text:span text:style-name="Strong_20_Emphasis">Conversão de Vídeos:</text:span> Usar HandBrake.</text:p>
        </text:list-item>
      </text:list>
      <text:h text:style-name="Heading_20_4" text:outline-level="4">Aula 5: Vídeos em Hospedagem Própria</text:h>
      <text:list text:style-name="L25">
        <text:list-item>
          <text:p text:style-name="P43"><text:span text:style-name="Strong_20_Emphasis">Tag de Vídeo:</text:span> <text:span text:style-name="Source_20_Text">&lt;video&gt;</text:span> com <text:span text:style-name="Source_20_Text">&lt;source src type&gt;</text:span>.</text:p>
        </text:list-item>
      </text:list>
      <text:h text:style-name="Heading_20_4" text:outline-level="4">Aula 6: Incorporação de Vídeos Externos</text:h>
      <text:list text:style-name="L26">
        <text:list-item>
          <text:p text:style-name="P44"><text:span text:style-name="Strong_20_Emphasis">Vídeos Externos:</text:span> Usar <text:span text:style-name="Source_20_Text">&lt;iframe&gt;</text:span>.</text:p>
        </text:list-item>
      </text:list>
      <text:h text:style-name="Heading_20_3" text:outline-level="3"><text:soft-page-break/>Capítulo 12: Estilos CSS</text:h>
      <text:h text:style-name="Heading_20_4" text:outline-level="4">Aula 1: Estilos CSS Inline</text:h>
      <text:list text:style-name="L27">
        <text:list-item>
          <text:p text:style-name="P45"><text:span text:style-name="Strong_20_Emphasis">CSS Inline:</text:span> Usar <text:span text:style-name="Source_20_Text">style=''</text:span> na mesma linha da tag.</text:p>
        </text:list-item>
      </text:list>
      <text:h text:style-name="Heading_20_4" text:outline-level="4">Aula 2: Estilos CSS Internos</text:h>
      <text:list text:style-name="L28">
        <text:list-item>
          <text:p text:style-name="P46"><text:span text:style-name="Strong_20_Emphasis">CSS Interno:</text:span> Usar <text:span text:style-name="Source_20_Text">&lt;style&gt;</text:span> dentro do <text:span text:style-name="Source_20_Text">&lt;head&gt;</text:span>.</text:p>
        </text:list-item>
      </text:list>
      <text:h text:style-name="Heading_20_4" text:outline-level="4">Aula 3: Estilos CSS Externos</text:h>
      <text:list text:style-name="L29">
        <text:list-item>
          <text:p text:style-name="P47"><text:span text:style-name="Strong_20_Emphasis">CSS Externo:</text:span> Criar um arquivo CSS separado e linkar com <text:span text:style-name="Source_20_Text">&lt;link rel="stylesheet" href="caminho_do_arquivo.css"&gt;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5:00:09.493000000</meta:creation-date>
    <dc:date>2024-08-04T15:01:45.178000000</dc:date>
    <meta:editing-duration>PT1M36S</meta:editing-duration>
    <meta:editing-cycles>1</meta:editing-cycles>
    <meta:document-statistic meta:table-count="0" meta:image-count="0" meta:object-count="0" meta:page-count="5" meta:paragraph-count="143" meta:word-count="931" meta:character-count="5453" meta:non-whitespace-character-count="4772"/>
    <meta:generator>LibreOffice/24.2.5.2$Windows_X86_64 LibreOffice_project/bffef4ea93e59bebbeaf7f431bb02b1a39ee8a59</meta:generator>
  </office:meta>
</office:document-meta>
</file>